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Helvetica1" svg:font-family="Helvetica"/>
    <style:font-face style:name="StarSymbol" svg:font-family="StarSymbol"/>
    <style:font-face style:name="Times New Roman1" svg:font-family="'Times New Roman'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Referenz">
      <style:text-properties style:font-name="Times New Roman" fo:font-size="8pt" fo:language="de" fo:country="DE" fo:background-color="transparent" style:font-size-asian="10.5pt"/>
    </style:style>
    <style:style style:name="P2" style:family="paragraph" style:parent-style-name="Referenz">
      <style:text-properties style:font-name="Times New Roman" fo:font-size="8pt" fo:language="de" fo:country="DE" officeooo:paragraph-rsid="001890a6" fo:background-color="transparent" style:font-size-asian="10.5pt"/>
    </style:style>
    <style:style style:name="P3" style:family="paragraph" style:parent-style-name="Referenz">
      <style:text-properties style:font-name="Times New Roman" fo:font-size="8pt" fo:background-color="transparent" style:font-size-asian="10.5pt"/>
    </style:style>
    <style:style style:name="P4" style:family="paragraph" style:parent-style-name="Referenz">
      <style:text-properties officeooo:paragraph-rsid="0043c1b5"/>
    </style:style>
    <style:style style:name="P5" style:family="paragraph" style:parent-style-name="Standard">
      <style:text-properties style:font-name="Helvetica2" fo:font-size="10pt" fo:language="de" fo:country="DE" officeooo:rsid="0017411d" officeooo:paragraph-rsid="0017411d" style:font-size-asian="10.5pt"/>
    </style:style>
    <style:style style:name="P6" style:family="paragraph" style:parent-style-name="Standard">
      <style:text-properties style:font-name="Helvetica2" fo:font-size="10pt" fo:language="de" fo:country="DE" officeooo:rsid="0017411d" officeooo:paragraph-rsid="0027ae4e" style:font-size-asian="10.5pt"/>
    </style:style>
    <style:style style:name="P7" style:family="paragraph" style:parent-style-name="Standard">
      <style:text-properties style:font-name="Helvetica2" fo:font-size="10pt" fo:language="de" fo:country="DE" officeooo:rsid="0017411d" officeooo:paragraph-rsid="002898f8" style:font-size-asian="10.5pt"/>
    </style:style>
    <style:style style:name="P8" style:family="paragraph" style:parent-style-name="Standard">
      <style:text-properties style:font-name="Helvetica2" fo:font-size="10pt" fo:language="de" fo:country="DE" officeooo:rsid="0017bdc6" officeooo:paragraph-rsid="0017411d" style:font-size-asian="10.5pt"/>
    </style:style>
    <style:style style:name="P9" style:family="paragraph" style:parent-style-name="Standard">
      <style:text-properties style:font-name="Helvetica2" fo:font-size="10pt" fo:language="de" fo:country="DE" officeooo:rsid="0017bdc6" officeooo:paragraph-rsid="00222ead" style:font-size-asian="10.5pt"/>
    </style:style>
    <style:style style:name="P10" style:family="paragraph" style:parent-style-name="Standard">
      <style:text-properties officeooo:paragraph-rsid="0017bdc6"/>
    </style:style>
    <style:style style:name="P11" style:family="paragraph" style:parent-style-name="Standard">
      <style:text-properties officeooo:rsid="0017411d" officeooo:paragraph-rsid="0017411d"/>
    </style:style>
    <style:style style:name="P12" style:family="paragraph" style:parent-style-name="Standard">
      <style:text-properties officeooo:rsid="0017411d" officeooo:paragraph-rsid="0017bdc6"/>
    </style:style>
    <style:style style:name="P13" style:family="paragraph" style:parent-style-name="Standard">
      <style:text-properties officeooo:rsid="0017411d" officeooo:paragraph-rsid="001d05f3"/>
    </style:style>
    <style:style style:name="P14" style:family="paragraph" style:parent-style-name="Standard">
      <style:text-properties officeooo:rsid="0017411d" officeooo:paragraph-rsid="002059d2"/>
    </style:style>
    <style:style style:name="P15" style:family="paragraph" style:parent-style-name="Standard">
      <style:text-properties officeooo:rsid="0017bdc6"/>
    </style:style>
    <style:style style:name="P16" style:family="paragraph" style:parent-style-name="Standard">
      <style:text-properties officeooo:rsid="0017bdc6" officeooo:paragraph-rsid="0017bdc6"/>
    </style:style>
    <style:style style:name="P17" style:family="paragraph" style:parent-style-name="Standard">
      <style:text-properties officeooo:rsid="001d05f3" officeooo:paragraph-rsid="001d05f3"/>
    </style:style>
    <style:style style:name="P18" style:family="paragraph" style:parent-style-name="Standard">
      <style:text-properties officeooo:rsid="002059d2" officeooo:paragraph-rsid="002059d2"/>
    </style:style>
    <style:style style:name="P19" style:family="paragraph" style:parent-style-name="Standard">
      <style:text-properties officeooo:paragraph-rsid="002898f8"/>
    </style:style>
    <style:style style:name="P20" style:family="paragraph" style:parent-style-name="Standard">
      <style:text-properties officeooo:rsid="00194963" officeooo:paragraph-rsid="00194963"/>
    </style:style>
    <style:style style:name="P21" style:family="paragraph" style:parent-style-name="Standard">
      <style:text-properties officeooo:rsid="00194963" officeooo:paragraph-rsid="0027ae4e"/>
    </style:style>
    <style:style style:name="P22" style:family="paragraph" style:parent-style-name="Standard">
      <style:text-properties officeooo:rsid="00194963" officeooo:paragraph-rsid="002898f8"/>
    </style:style>
    <style:style style:name="P23" style:family="paragraph" style:parent-style-name="Standard">
      <style:text-properties officeooo:rsid="0027a593" officeooo:paragraph-rsid="0027a593"/>
    </style:style>
    <style:style style:name="P24" style:family="paragraph" style:parent-style-name="Standard">
      <style:text-properties officeooo:rsid="0027ae4e" officeooo:paragraph-rsid="0027ae4e"/>
    </style:style>
    <style:style style:name="P25" style:family="paragraph" style:parent-style-name="Standard">
      <style:text-properties officeooo:rsid="002898f8" officeooo:paragraph-rsid="002898f8"/>
    </style:style>
    <style:style style:name="P26" style:family="paragraph" style:parent-style-name="Standard">
      <style:text-properties officeooo:rsid="002898f8" officeooo:paragraph-rsid="00194963"/>
    </style:style>
    <style:style style:name="P27" style:family="paragraph" style:parent-style-name="Standard">
      <style:text-properties officeooo:rsid="002898f8" officeooo:paragraph-rsid="002eec16"/>
    </style:style>
    <style:style style:name="P28" style:family="paragraph" style:parent-style-name="Standard">
      <style:text-properties officeooo:rsid="002898f8" officeooo:paragraph-rsid="003f6e20"/>
    </style:style>
    <style:style style:name="P29" style:family="paragraph" style:parent-style-name="Standard">
      <style:text-properties officeooo:rsid="002898f8" officeooo:paragraph-rsid="0048e453"/>
    </style:style>
    <style:style style:name="P30" style:family="paragraph" style:parent-style-name="Standard">
      <style:text-properties officeooo:rsid="002898f8" officeooo:paragraph-rsid="00495c1d"/>
    </style:style>
    <style:style style:name="P31" style:family="paragraph" style:parent-style-name="Standard">
      <style:text-properties officeooo:paragraph-rsid="002f37ba"/>
    </style:style>
    <style:style style:name="P32" style:family="paragraph" style:parent-style-name="Standard">
      <style:text-properties fo:color="#000000" style:font-name="Times New Roman" fo:font-size="10pt" fo:language="de" fo:country="DE" officeooo:rsid="0043c1b5" officeooo:paragraph-rsid="0043c1b5" style:font-size-asian="10.5pt"/>
    </style:style>
    <style:style style:name="P33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34" style:family="paragraph" style:parent-style-name="Standard">
      <style:text-properties fo:color="#000000" style:font-name="Times New Roman" fo:font-size="10pt" fo:language="de" fo:country="DE" officeooo:rsid="00425952" officeooo:paragraph-rsid="00425952" style:font-size-asian="10.5pt"/>
    </style:style>
    <style:style style:name="P35" style:family="paragraph" style:parent-style-name="Standard">
      <style:text-properties officeooo:paragraph-rsid="00425952"/>
    </style:style>
    <style:style style:name="P36" style:family="paragraph" style:parent-style-name="Standard">
      <style:text-properties officeooo:paragraph-rsid="0043c1b5"/>
    </style:style>
    <style:style style:name="P37" style:family="paragraph" style:parent-style-name="Standard">
      <style:text-properties officeooo:paragraph-rsid="00443c9b"/>
    </style:style>
    <style:style style:name="P38" style:family="paragraph" style:parent-style-name="Standard">
      <style:text-properties officeooo:paragraph-rsid="00487f32"/>
    </style:style>
    <style:style style:name="P39" style:family="paragraph" style:parent-style-name="Standard">
      <style:text-properties officeooo:paragraph-rsid="004afa1a"/>
    </style:style>
    <style:style style:name="P40" style:family="paragraph" style:parent-style-name="Standard">
      <style:text-properties officeooo:paragraph-rsid="004ee4ef"/>
    </style:style>
    <style:style style:name="P41" style:family="paragraph" style:parent-style-name="Abstract">
      <style:text-properties style:font-name="Times New Roman" fo:font-size="12pt" fo:language="de" fo:country="DE" officeooo:paragraph-rsid="0017411d" style:font-size-asian="10.5pt"/>
    </style:style>
    <style:style style:name="P42" style:family="paragraph" style:parent-style-name="Absatz_20__28_folgende_29_">
      <style:text-properties officeooo:rsid="0017411d" officeooo:paragraph-rsid="0017411d"/>
    </style:style>
    <style:style style:name="P43" style:family="paragraph" style:parent-style-name="Absatz_20__28_folgende_29_">
      <style:text-properties officeooo:paragraph-rsid="001a1b6a"/>
    </style:style>
    <style:style style:name="P44" style:family="paragraph" style:parent-style-name="Absatz_20__28_folgende_29_">
      <style:text-properties fo:font-style="italic" officeooo:rsid="0017411d" officeooo:paragraph-rsid="001a1b6a" style:font-style-asian="italic" style:font-style-complex="italic"/>
    </style:style>
    <style:style style:name="P45" style:family="paragraph" style:parent-style-name="Subtitle">
      <style:text-properties officeooo:rsid="0017411d" officeooo:paragraph-rsid="0019b9af"/>
    </style:style>
    <style:style style:name="P46" style:family="paragraph" style:parent-style-name="Sektion">
      <style:text-properties officeooo:rsid="0017411d" officeooo:paragraph-rsid="0017411d"/>
    </style:style>
    <style:style style:name="P47" style:family="paragraph" style:parent-style-name="Sektion">
      <style:text-properties officeooo:rsid="001bdffb" officeooo:paragraph-rsid="001bdffb"/>
    </style:style>
    <style:style style:name="P48" style:family="paragraph" style:parent-style-name="Absatz_20__28_folgende_29_">
      <style:paragraph-properties fo:margin-left="0cm" fo:margin-right="8.999cm" fo:text-indent="0cm" style:auto-text-indent="false"/>
      <style:text-properties style:font-name="Helvetica2" fo:font-size="10pt" fo:language="de" fo:country="DE" officeooo:rsid="002a282b" officeooo:paragraph-rsid="002b83df" style:font-size-asian="10.5pt"/>
    </style:style>
    <style:style style:name="P49" style:family="paragraph" style:parent-style-name="Absatz_20__28_folgende_29_">
      <style:paragraph-properties fo:margin-left="0cm" fo:margin-right="8.999cm" fo:text-indent="0cm" style:auto-text-indent="false"/>
      <style:text-properties style:font-name="Times New Roman" fo:font-size="10pt" fo:language="de" fo:country="DE" officeooo:rsid="002b83df" officeooo:paragraph-rsid="002b83df" style:font-size-asian="10.5pt"/>
    </style:style>
    <style:style style:name="P50" style:family="paragraph" style:parent-style-name="Absatz_20__28_folgende_29_">
      <style:paragraph-properties fo:margin-left="0cm" fo:margin-right="8.999cm" fo:text-indent="0cm" style:auto-text-indent="false"/>
      <style:text-properties officeooo:rsid="002b83df" officeooo:paragraph-rsid="002b83df"/>
    </style:style>
    <style:style style:name="P51" style:family="paragraph" style:parent-style-name="Preformatted_20_Text">
      <style:paragraph-properties fo:margin-top="0cm" fo:margin-bottom="0.499cm" style:contextual-spacing="false"/>
    </style:style>
    <style:style style:name="P52" style:family="paragraph" style:parent-style-name="Standard">
      <style:text-properties officeooo:rsid="002eec16" officeooo:paragraph-rsid="002898f8"/>
    </style:style>
    <style:style style:name="P53" style:family="paragraph" style:parent-style-name="Standard">
      <style:text-properties officeooo:rsid="003f6e20" officeooo:paragraph-rsid="003f6e20"/>
    </style:style>
    <style:style style:name="P54" style:family="paragraph" style:parent-style-name="Standard">
      <style:text-properties officeooo:rsid="003fd263" officeooo:paragraph-rsid="003f6e20"/>
    </style:style>
    <style:style style:name="P55" style:family="paragraph" style:parent-style-name="Standard">
      <style:text-properties officeooo:rsid="00425952" officeooo:paragraph-rsid="00425952"/>
    </style:style>
    <style:style style:name="P56" style:family="paragraph" style:parent-style-name="Standard">
      <style:text-properties fo:color="#000000" style:font-name="Times New Roman" fo:font-size="10pt" fo:language="de" fo:country="DE" officeooo:rsid="00425952" officeooo:paragraph-rsid="00425952" style:font-size-asian="10.5pt"/>
    </style:style>
    <style:style style:name="P57" style:family="paragraph" style:parent-style-name="Standard">
      <style:text-properties fo:color="#000000" style:font-name="Times New Roman" fo:font-size="10pt" fo:language="de" fo:country="DE" officeooo:rsid="00443c9b" officeooo:paragraph-rsid="004afa1a" style:font-size-asian="10.5pt"/>
    </style:style>
    <style:style style:name="P58" style:family="paragraph" style:parent-style-name="Standard">
      <style:text-properties fo:color="#000000" style:font-name="Times New Roman" fo:font-size="10pt" fo:language="de" fo:country="DE" officeooo:rsid="00443c9b" officeooo:paragraph-rsid="00443c9b" style:font-size-asian="10.5pt"/>
    </style:style>
    <style:style style:name="P59" style:family="paragraph" style:parent-style-name="Standard">
      <style:text-properties fo:color="#000000" style:font-name="Helvetica2" fo:font-size="10pt" fo:language="de" fo:country="DE" officeooo:rsid="00443c9b" officeooo:paragraph-rsid="0043c1b5" style:font-size-asian="10.5pt"/>
    </style:style>
    <style:style style:name="P60" style:family="paragraph" style:parent-style-name="Standard">
      <style:text-properties officeooo:rsid="0043c1b5" officeooo:paragraph-rsid="0043c1b5"/>
    </style:style>
    <style:style style:name="P61" style:family="paragraph" style:parent-style-name="Standard">
      <style:text-properties officeooo:rsid="002a282b" officeooo:paragraph-rsid="003f6e20"/>
    </style:style>
    <style:style style:name="P62" style:family="paragraph" style:parent-style-name="Standard">
      <style:text-properties style:font-name="Helvetica2" fo:font-size="10pt" fo:language="de" fo:country="DE" officeooo:rsid="001bdffb" officeooo:paragraph-rsid="0017411d" style:font-size-asian="10.5pt"/>
    </style:style>
    <style:style style:name="P63" style:family="paragraph" style:parent-style-name="Standard">
      <style:text-properties style:font-name="Times New Roman" fo:font-size="10pt" fo:language="de" fo:country="DE" officeooo:rsid="0017bdc6" officeooo:paragraph-rsid="00270827" style:font-size-asian="10.5pt"/>
    </style:style>
    <style:style style:name="P64" style:family="paragraph" style:parent-style-name="Standard">
      <style:text-properties style:font-name="Times New Roman" fo:font-size="10pt" fo:language="de" fo:country="DE" officeooo:rsid="00270827" officeooo:paragraph-rsid="00270827" style:font-size-asian="10.5pt"/>
    </style:style>
    <style:style style:name="P65" style:family="paragraph" style:parent-style-name="Title" style:master-page-name="Standard">
      <style:paragraph-properties style:page-number="auto"/>
      <style:text-properties officeooo:rsid="0017411d" officeooo:paragraph-rsid="0017411d"/>
    </style:style>
    <style:style style:name="P66" style:family="paragraph" style:parent-style-name="Absatz_20__28_folgende_29_">
      <style:text-properties officeooo:rsid="0017411d" officeooo:paragraph-rsid="0055183f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8pt" fo:language="de" fo:country="DE" fo:background-color="transparent" style:font-size-asian="10.5pt"/>
    </style:style>
    <style:style style:name="T2" style:family="text">
      <style:text-properties style:font-name="Times New Roman" fo:font-size="8pt" fo:language="de" fo:country="DE" officeooo:rsid="001890a6" fo:background-color="transparent" style:font-size-asian="10.5pt"/>
    </style:style>
    <style:style style:name="T3" style:family="text">
      <style:text-properties style:font-name="Times New Roman" fo:font-size="10pt" fo:language="de" fo:country="DE" officeooo:rsid="0017bdc6" style:font-size-asian="10.5pt"/>
    </style:style>
    <style:style style:name="T4" style:family="text">
      <style:text-properties style:font-name="Times New Roman" fo:font-size="10pt" fo:language="de" fo:country="DE" officeooo:rsid="005864a4" style:font-size-asian="10.5pt"/>
    </style:style>
    <style:style style:name="T5" style:family="text">
      <style:text-properties style:font-name="Times New Roman" fo:font-size="10pt" fo:language="de" fo:country="DE" officeooo:rsid="0027a593" style:font-size-asian="10.5pt"/>
    </style:style>
    <style:style style:name="T6" style:family="text">
      <style:text-properties fo:font-style="italic" officeooo:rsid="0017411d" style:font-style-asian="italic" style:font-style-complex="italic"/>
    </style:style>
    <style:style style:name="T7" style:family="text">
      <style:text-properties fo:font-style="italic" officeooo:rsid="00194963" style:font-style-asian="italic" style:font-style-complex="italic"/>
    </style:style>
    <style:style style:name="T8" style:family="text">
      <style:text-properties fo:font-style="italic" officeooo:rsid="001a1b6a" style:font-style-asian="italic" style:font-style-complex="italic"/>
    </style:style>
    <style:style style:name="T9" style:family="text">
      <style:text-properties fo:font-style="italic" officeooo:rsid="003f6e20" style:font-style-asian="italic" style:font-style-complex="italic"/>
    </style:style>
    <style:style style:name="T10" style:family="text">
      <style:text-properties fo:font-style="italic" officeooo:rsid="004afa1a" style:font-style-asian="italic" style:font-style-complex="italic"/>
    </style:style>
    <style:style style:name="T11" style:family="text">
      <style:text-properties fo:font-style="italic" officeooo:rsid="0058c1f7" style:font-style-asian="italic" style:font-style-complex="italic"/>
    </style:style>
    <style:style style:name="T12" style:family="text">
      <style:text-properties officeooo:rsid="0017411d"/>
    </style:style>
    <style:style style:name="T13" style:family="text">
      <style:text-properties fo:font-style="normal" officeooo:rsid="0017411d" style:font-style-asian="normal" style:font-style-complex="normal"/>
    </style:style>
    <style:style style:name="T14" style:family="text">
      <style:text-properties fo:font-style="normal" officeooo:rsid="001a1b6a" style:font-style-asian="normal" style:font-style-complex="normal"/>
    </style:style>
    <style:style style:name="T15" style:family="text">
      <style:text-properties fo:font-style="normal" officeooo:rsid="001bdffb" style:font-style-asian="normal" style:font-style-complex="normal"/>
    </style:style>
    <style:style style:name="T16" style:family="text">
      <style:text-properties fo:font-style="normal" officeooo:rsid="001d05f3" style:font-style-asian="normal" style:font-style-complex="normal"/>
    </style:style>
    <style:style style:name="T17" style:family="text">
      <style:text-properties fo:font-style="normal" officeooo:rsid="004afa1a" style:font-style-asian="normal" style:font-style-complex="normal"/>
    </style:style>
    <style:style style:name="T18" style:family="text">
      <style:text-properties fo:font-style="normal" officeooo:rsid="0055183f" style:font-style-asian="normal" style:font-style-complex="normal"/>
    </style:style>
    <style:style style:name="T19" style:family="text">
      <style:text-properties fo:font-style="normal" officeooo:rsid="0058c27d" style:font-style-asian="normal" style:font-style-complex="normal"/>
    </style:style>
    <style:style style:name="T20" style:family="text">
      <style:text-properties officeooo:rsid="0017bdc6"/>
    </style:style>
    <style:style style:name="T21" style:family="text">
      <style:text-properties officeooo:rsid="001890a6"/>
    </style:style>
    <style:style style:name="T22" style:family="text">
      <style:text-properties fo:color="#ff0000"/>
    </style:style>
    <style:style style:name="T23" style:family="text">
      <style:text-properties fo:color="#ff0000" fo:language="de" fo:country="DE"/>
    </style:style>
    <style:style style:name="T24" style:family="text">
      <style:text-properties fo:color="#ff0000" style:font-name="Times New Roman" fo:font-size="8pt" fo:language="de" fo:country="DE" fo:background-color="transparent" style:font-size-asian="10.5pt"/>
    </style:style>
    <style:style style:name="T25" style:family="text">
      <style:text-properties fo:color="#ff0000" style:font-name="Times New Roman" fo:font-size="8pt" fo:language="de" fo:country="DE" officeooo:rsid="0043c1b5" fo:background-color="transparent" style:font-size-asian="10.5pt"/>
    </style:style>
    <style:style style:name="T26" style:family="text">
      <style:text-properties fo:color="#ff0000" officeooo:rsid="0043c1b5"/>
    </style:style>
    <style:style style:name="T27" style:family="text">
      <style:text-properties officeooo:rsid="00194963"/>
    </style:style>
    <style:style style:name="T28" style:family="text">
      <style:text-properties officeooo:rsid="0019b9af"/>
    </style:style>
    <style:style style:name="T29" style:family="text">
      <style:text-properties officeooo:rsid="001a1b6a"/>
    </style:style>
    <style:style style:name="T30" style:family="text">
      <style:text-properties officeooo:rsid="001bdffb"/>
    </style:style>
    <style:style style:name="T31" style:family="text">
      <style:text-properties officeooo:rsid="001d05f3"/>
    </style:style>
    <style:style style:name="T32" style:family="text">
      <style:text-properties officeooo:rsid="001e648b"/>
    </style:style>
    <style:style style:name="T33" style:family="text">
      <style:text-properties officeooo:rsid="001f49b5"/>
    </style:style>
    <style:style style:name="T34" style:family="text">
      <style:text-properties officeooo:rsid="002059d2"/>
    </style:style>
    <style:style style:name="T35" style:family="text">
      <style:text-properties officeooo:rsid="00222ead"/>
    </style:style>
    <style:style style:name="T36" style:family="text">
      <style:text-properties officeooo:rsid="0022ff85"/>
    </style:style>
    <style:style style:name="T37" style:family="text">
      <style:text-properties officeooo:rsid="0024b5f6"/>
    </style:style>
    <style:style style:name="T38" style:family="text">
      <style:text-properties officeooo:rsid="00260b5a"/>
    </style:style>
    <style:style style:name="T39" style:family="text">
      <style:text-properties officeooo:rsid="0026ead9"/>
    </style:style>
    <style:style style:name="T40" style:family="text">
      <style:text-properties officeooo:rsid="00270827"/>
    </style:style>
    <style:style style:name="T41" style:family="text">
      <style:text-properties officeooo:rsid="0027a0c0"/>
    </style:style>
    <style:style style:name="T42" style:family="text">
      <style:text-properties officeooo:rsid="0027a593"/>
    </style:style>
    <style:style style:name="T43" style:family="text">
      <style:text-properties officeooo:rsid="0027ae4e"/>
    </style:style>
    <style:style style:name="T44" style:family="text">
      <style:text-properties officeooo:rsid="002898f8"/>
    </style:style>
    <style:style style:name="T45" style:family="text">
      <style:text-properties officeooo:rsid="002a282b"/>
    </style:style>
    <style:style style:name="T46" style:family="text">
      <style:text-properties officeooo:rsid="002d0140"/>
    </style:style>
    <style:style style:name="T47" style:family="text">
      <style:text-properties officeooo:rsid="002e69b5"/>
    </style:style>
    <style:style style:name="T48" style:family="text">
      <style:text-properties officeooo:rsid="002eec16"/>
    </style:style>
    <style:style style:name="T49" style:family="text">
      <style:text-properties style:text-line-through-style="solid" style:text-underline-style="none" officeooo:rsid="002eec16"/>
    </style:style>
    <style:style style:name="T50" style:family="text">
      <style:text-properties officeooo:rsid="002f37ba"/>
    </style:style>
    <style:style style:name="T51" style:family="text">
      <style:text-properties officeooo:rsid="002fa184"/>
    </style:style>
    <style:style style:name="T52" style:family="text">
      <style:text-properties officeooo:rsid="00312c99"/>
    </style:style>
    <style:style style:name="T53" style:family="text">
      <style:text-properties officeooo:rsid="00316618"/>
    </style:style>
    <style:style style:name="T54" style:family="text">
      <style:text-properties officeooo:rsid="003201bd"/>
    </style:style>
    <style:style style:name="T55" style:family="text">
      <style:text-properties officeooo:rsid="00339f45"/>
    </style:style>
    <style:style style:name="T56" style:family="text">
      <style:text-properties officeooo:rsid="00353147"/>
    </style:style>
    <style:style style:name="T57" style:family="text">
      <style:text-properties officeooo:rsid="0036aa2c"/>
    </style:style>
    <style:style style:name="T58" style:family="text">
      <style:text-properties officeooo:rsid="003aab1b"/>
    </style:style>
    <style:style style:name="T59" style:family="text">
      <style:text-properties officeooo:rsid="003c0003"/>
    </style:style>
    <style:style style:name="T60" style:family="text">
      <style:text-properties officeooo:rsid="003ce705"/>
    </style:style>
    <style:style style:name="T61" style:family="text">
      <style:text-properties officeooo:rsid="003f6e20"/>
    </style:style>
    <style:style style:name="T62" style:family="text">
      <style:text-properties officeooo:rsid="003fd263"/>
    </style:style>
    <style:style style:name="T63" style:family="text">
      <style:text-properties fo:color="#000000" style:font-name="Times New Roman" fo:font-size="10pt" fo:language="de" fo:country="DE" officeooo:rsid="00425952" style:font-size-asian="10.5pt"/>
    </style:style>
    <style:style style:name="T64" style:family="text">
      <style:text-properties fo:color="#000000" style:font-name="Times New Roman" fo:font-size="10pt" fo:language="de" fo:country="DE" officeooo:rsid="0043c1b5" style:font-size-asian="10.5pt"/>
    </style:style>
    <style:style style:name="T65" style:family="text">
      <style:text-properties fo:color="#000000" style:font-name="Times New Roman" fo:font-size="10pt" fo:language="de" fo:country="DE" officeooo:rsid="00443c9b" style:font-size-asian="10.5pt"/>
    </style:style>
    <style:style style:name="T66" style:family="text">
      <style:text-properties fo:color="#000000" style:font-name="Times New Roman" fo:font-size="10pt" fo:language="de" fo:country="DE" officeooo:rsid="0058c27d" style:font-size-asian="10.5pt"/>
    </style:style>
    <style:style style:name="T67" style:family="text">
      <style:text-properties fo:color="#000000" style:font-name="Times New Roman" fo:font-size="10pt" fo:language="de" fo:country="DE" fo:font-style="italic" officeooo:rsid="00425952" style:font-size-asian="10.5pt" style:font-style-asian="italic" style:font-style-complex="italic"/>
    </style:style>
    <style:style style:name="T68" style:family="text">
      <style:text-properties fo:color="#000000" style:font-name="Times New Roman" fo:font-size="10pt" fo:language="de" fo:country="DE" fo:font-style="italic" officeooo:rsid="00443c9b" style:font-size-asian="10.5pt" style:font-style-asian="italic" style:font-style-complex="italic"/>
    </style:style>
    <style:style style:name="T69" style:family="text">
      <style:text-properties fo:color="#000000" style:font-name="Times New Roman" fo:font-size="10pt" fo:language="de" fo:country="DE" fo:font-style="italic" officeooo:rsid="0058c27d" style:font-size-asian="10.5pt" style:font-style-asian="italic" style:font-style-complex="italic"/>
    </style:style>
    <style:style style:name="T70" style:family="text">
      <style:text-properties officeooo:rsid="0040855a"/>
    </style:style>
    <style:style style:name="T71" style:family="text">
      <style:text-properties officeooo:rsid="00425952"/>
    </style:style>
    <style:style style:name="T72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425952" style:font-size-asian="10.5pt"/>
    </style:style>
    <style:style style:name="T73" style:family="text">
      <style:text-properties fo:font-variant="normal" fo:text-transform="none" fo:color="#000000" style:font-name="Times New Roman" fo:font-size="10pt" fo:letter-spacing="normal" fo:language="de" fo:country="DE" fo:font-style="normal" fo:font-weight="normal" officeooo:rsid="0058c27d" style:font-size-asian="10.5pt"/>
    </style:style>
    <style:style style:name="T74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25952" style:font-size-asian="10.5pt" style:font-style-asian="italic" style:font-style-complex="italic"/>
    </style:style>
    <style:style style:name="T75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43c9b" style:font-size-asian="10.5pt" style:font-style-asian="italic" style:font-style-complex="italic"/>
    </style:style>
    <style:style style:name="T76" style:family="text">
      <style:text-properties officeooo:rsid="0043c1b5"/>
    </style:style>
    <style:style style:name="T77" style:family="text">
      <style:text-properties officeooo:rsid="00443c9b"/>
    </style:style>
    <style:style style:name="T78" style:family="text">
      <style:text-properties officeooo:rsid="004622da"/>
    </style:style>
    <style:style style:name="T79" style:family="text">
      <style:text-properties officeooo:rsid="00468be0"/>
    </style:style>
    <style:style style:name="T80" style:family="text">
      <style:text-properties officeooo:rsid="00487f32"/>
    </style:style>
    <style:style style:name="T81" style:family="text">
      <style:text-properties officeooo:rsid="0048e453"/>
    </style:style>
    <style:style style:name="T82" style:family="text">
      <style:text-properties officeooo:rsid="00494a54"/>
    </style:style>
    <style:style style:name="T83" style:family="text">
      <style:text-properties officeooo:rsid="00495c1d"/>
    </style:style>
    <style:style style:name="T84" style:family="text">
      <style:text-properties officeooo:rsid="004afa1a"/>
    </style:style>
    <style:style style:name="T85" style:family="text">
      <style:text-properties officeooo:rsid="004ee4ef"/>
    </style:style>
    <style:style style:name="T86" style:family="text">
      <style:text-properties officeooo:rsid="0051f678"/>
    </style:style>
    <style:style style:name="T87" style:family="text">
      <style:text-properties officeooo:rsid="0053aca4"/>
    </style:style>
    <style:style style:name="T88" style:family="text">
      <style:text-properties officeooo:rsid="0055183f"/>
    </style:style>
    <style:style style:name="T89" style:family="text">
      <style:text-properties officeooo:rsid="005715f9"/>
    </style:style>
    <style:style style:name="T90" style:family="text">
      <style:text-properties officeooo:rsid="00575efb"/>
    </style:style>
    <style:style style:name="T91" style:family="text">
      <style:text-properties officeooo:rsid="005864a4"/>
    </style:style>
    <style:style style:name="T92" style:family="text">
      <style:text-properties officeooo:rsid="0058c1f7"/>
    </style:style>
    <style:style style:name="T93" style:family="text">
      <style:text-properties officeooo:rsid="0058c27d"/>
    </style:style>
    <style:style style:name="T94" style:family="text">
      <style:text-properties style:use-window-font-color="true" style:text-outline="false" style:text-line-through-style="none" style:text-position="0% 100%" style:font-name="Segoe UI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Tahoma" style:font-size-asian="10.5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/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im Bourguignon" text:name="Autor"/>
        <text:user-field-decl office:value-type="string" office:string-value="Dynamisch und gefährlich?" text:name="Titel"/>
        <text:user-field-decl office:value-type="string" office:string-value="0.1" text:name="Version"/>
        <text:user-field-decl office:value-type="string" office:string-value="C# Dynamics in freier Wildbahn" text:name="Untertitel"/>
      </text:user-field-decls>
      <text:p text:style-name="P65">You've been PhoneGapped <text:span text:style-name="T28">(Teil 1)</text:span></text:p>
      <text:p text:style-name="P45"><text:span text:style-name="T28">Framework Entscheidungen, </text:span><text:span text:style-name="T46">Hartnäckigkeit &amp; </text:span><text:span text:style-name="T29">Prokrastination ; e</text:span><text:span text:style-name="T28">in </text:span>Erfahrungsbericht.</text:p>
      <text:p text:style-name="Text_20_body">von <text:span text:style-name="Name"><text:user-field-get text:name="Autor">Tim Bourguignon</text:user-field-get></text:span></text:p>
      <text:p text:style-name="P41"><text:span text:style-name="T12">Man hat manchmal komische Ideen, wie zum Beispiel eine </text:span><text:span text:style-name="T88">m</text:span><text:span text:style-name="T12">obile Applikation zu schreiben, in eine</text:span><text:span text:style-name="T88">r</text:span><text:span text:style-name="T12">Technologie </text:span><text:span text:style-name="T88">die</text:span><text:span text:style-name="T12"> man nicht meistert nur um sich danach </text:span><text:span text:style-name="T88">festzustellen</text:span><text:span text:style-name="T12"> „</text:span><text:span text:style-name="T6">tja ging doch“</text:span><text:span text:style-name="T12">! In diesen Fall handelt es sich um eine </text:span><text:span text:style-name="T88">m</text:span><text:span text:style-name="T12">obile Applikation mit PhoneGap... und dies ist mein Erfahrungsbericht.</text:span></text:p>
      <text:p text:style-name="P42"/>
      <text:p text:style-name="P43"><text:span text:style-name="T12">Es hat alles relativ </text:span><text:span text:style-name="T88">h</text:span><text:span text:style-name="T12">armlos angefangen: ein Kollege hat ein </text:span><text:span text:style-name="T88">n</text:span><text:span text:style-name="T12">eue</text:span><text:span text:style-name="T88">s</text:span><text:span text:style-name="T12"> Smartphone gekauft und ist auf die Idee gekommen eine App für unsere </text:span><text:span text:style-name="T88">j</text:span><text:span text:style-name="T12">ährliche Konferenz zu </text:span><text:span text:style-name="T30">basteln</text:span><text:span text:style-name="T12"> </text:span><text:span text:style-name="T30">(</text:span><text:span text:style-name="T88">Artikel Kaffee-klatsch</text:span><text:span text:style-name="T12">[1]</text:span><text:span text:style-name="T30">)</text:span><text:span text:style-name="T12">. Sein Smartphone ist <text:s/>ein Android und in meine</text:span><text:span text:style-name="T88">r</text:span><text:span text:style-name="T29">Hosent</text:span><text:span text:style-name="T12">asche </text:span><text:span text:style-name="T29">regiert</text:span><text:span text:style-name="T12"> <text:s/></text:span><text:span text:style-name="T88">das </text:span><text:span text:style-name="T12">iPhone: </text:span><text:span text:style-name="T30">Problem!</text:span><text:span text:style-name="T12"> </text:span><text:span text:style-name="T29">W</text:span><text:span text:style-name="T12">ie jede</text:span><text:span text:style-name="T88">r</text:span><text:span text:style-name="T12"> gute</text:span><text:span text:style-name="T12"> „Techie“ habe ich </text:span><text:span text:style-name="T88">mir</text:span><text:span text:style-name="T12"> gedacht „</text:span><text:span text:style-name="T6">so eine App hätte ich auch gerne“, </text:span><text:span text:style-name="T13">und </text:span><text:span text:style-name="T14">wie jede</text:span><text:span text:style-name="T18">r</text:span><text:span text:style-name="T14"> gute</text:span><text:span text:style-name="T13"> Entwickler habe</text:span><text:span text:style-name="T14">n meine </text:span><text:span text:style-name="T18">grauen</text:span><text:span text:style-name="T18"> </text:span><text:span text:style-name="T14">Z</text:span><text:span text:style-name="T13">ellen sofort geantwortet: </text:span><text:span text:style-name="T6">„vielleicht kann ich </text:span><text:span text:style-name="T8">es </text:span><text:span text:style-name="T6">selber schreiben?“</text:span><text:span text:style-name="T13"> … </text:span><text:span text:style-name="T16">so was</text:span><text:span text:style-name="T15"> ist jede</text:span><text:span text:style-name="T18">m</text:span><text:span text:style-name="T15"> von uns schon mal passiert, oder?</text:span></text:p>
      <text:p text:style-name="P44"/>
      <text:p text:style-name="P43"><text:span text:style-name="T88">Außer iPhone, iPad, iPod (hum) bin ich l</text:span><text:span text:style-name="T12">eider <text:s/>kein Apple Benutzer</text:span><text:span text:style-name="T88"> </text:span><text:span text:style-name="T12">und habe noch nie die Finger im </text:span><text:span text:style-name="T31">Objective-C</text:span><text:span text:style-name="T12"> reingesteckt. </text:span><text:span text:style-name="T88">Dies ist für iPhone Entwicklung ein Muss</text:span><text:span text:style-name="T12">. Was ich aber halbwegs </text:span><text:span text:style-name="T30">gut </text:span><text:span text:style-name="T12">kann ist </text:span><text:span text:style-name="T31">Webentwicklung</text:span><text:span text:style-name="T12"> </text:span><text:span text:style-name="T29">und wie Werner Eberling </text:span><text:span text:style-name="T88">im</text:span><text:span text:style-name="T29"> </text:span><text:span text:style-name="T31">Kaffee Klatsch</text:span><text:span text:style-name="T29"> [2] schon </text:span><text:span text:style-name="T88">geschrieben</text:span><text:span text:style-name="T29"> hat, ist PhoneGap mit JQueryMobile ein Kinderspiel. Ich habe mich also entschieden </text:span><text:span text:style-name="T12">PhoneGap auszuprobieren </text:span><text:span text:style-name="T29">und so eine App zu schreiben</text:span><text:span text:style-name="T12">!</text:span></text:p>
      <text:p text:style-name="P47">Was soll <text:span text:style-name="T88">sie</text:span> tun?</text:p>
      <text:p text:style-name="P66"><text:span text:style-name="T30">Dieses App sollte </text:span><text:span text:style-name="T88">e</text:span><text:span text:style-name="T30">rstmal <text:s/>die Konferenz unterstützen, <text:s/>Vorträge, Referenten und Zeitplan <text:s/>darstellen. Also <text:s/>ein </text:span><text:span text:style-name="T88">reines</text:span><text:span text:style-name="T30"> Datendarstellungsprogramm . </text:span></text:p>
      <text:p text:style-name="P66"><text:soft-page-break/><text:span text:style-name="T88">Sie</text:span><text:span text:style-name="T30"> sollte „out-of-the-box“ Offline funktionieren aber auch <text:s/>neue Daten holen können. Ein paar andere Features wie Push-Notifications und Twitter Unterstützung sind noch auf der Liste, aber werden erst abgearbeitet w</text:span><text:span text:style-name="T88">e</text:span><text:span text:style-name="T30">nn der Rest fertig ist. Grundsätzlich </text:span><text:span text:style-name="T88">kein großes Ding.</text:span></text:p>
      <text:p text:style-name="P46">PhoneGap?</text:p>
      <text:p text:style-name="P13"><text:span text:style-name="T31">PhoneGap w</text:span><text:span text:style-name="T88">u</text:span><text:span text:style-name="T31">rde schon i</text:span><text:span text:style-name="T88">m</text:span><text:span text:style-name="T31"> Detail i</text:span><text:span text:style-name="T88">m</text:span><text:span text:style-name="T31"> Kaffee-Klatsch </text:span><text:span text:style-name="T88">vorgestellt</text:span><text:span text:style-name="T31"> [</text:span><text:span text:style-name="T33">2</text:span><text:span text:style-name="T31">], ich werde also nicht zu viel darüber </text:span><text:span text:style-name="T88">q</text:span><text:span text:style-name="T31">uatschen. Das wenigstens was man wissen soll</text:span><text:span text:style-name="T88">te: </text:span><text:span text:style-name="T31"><text:s/>es </text:span>ist ein HTML5 <text:span text:style-name="T89">(HTML, Javascript, CSS)</text:span> basierte<text:span text:style-name="T88">r</text:span> Framework um Cross-Plattform <text:span text:style-name="T88">m</text:span>obile Apps zu implementieren <text:span text:style-name="T31">(HTML5 → Native App)</text:span>. </text:p>
      <text:p text:style-name="P13"/>
      <text:p text:style-name="P13"><text:span text:style-name="T31">1) </text:span><text:span text:style-name="T88">P</text:span>ro Plattform <text:span text:style-name="T89">(iPhone, Android, ...)</text:span>, <text:span text:style-name="T89">bastelt</text:span> <text:span text:style-name="T88">man</text:span> eine <text:span text:style-name="T88">m</text:span>ini<text:span text:style-name="T88">n</text:span>ative Applikation.. <text:span text:style-name="T31">D</text:span>iese Native-Applikation starte<text:span text:style-name="T88">t</text:span> <text:span text:style-name="T31">ein</text:span><text:span text:style-name="T88">en</text:span><text:span text:style-name="T31"> WebView </text:span><text:span text:style-name="T88">der</text:span><text:span text:style-name="T31"> <text:s/>als Host für eine </text:span>WebApplikation <text:span text:style-name="T88">dient</text:span>.</text:p>
      <text:p text:style-name="P13"><text:span text:style-name="T31">2) Diese WebApplikation </text:span><text:span text:style-name="T89">entwickelt</text:span> <text:span text:style-name="T31">man</text:span> in HTML5 anhand "Standard" WebEntwicklungstools.<text:span text:style-name="T31"> </text:span><text:span text:style-name="T89">Bis auf feine Unterschiede</text:span> <text:span text:style-name="T31">sollte diese Web</text:span>Applikation nur einmal <text:span text:style-name="T31">geschrieben werden.</text:span></text:p>
      <text:p text:style-name="P17"/>
      <text:p text:style-name="P13"><text:span text:style-name="T31">Am Ende der Pipeline bekommt man <text:s/></text:span>eine Native-App die in jede<text:span text:style-name="T89">m</text:span> AppStore <text:span text:style-name="T89">a</text:span>kzeptiert wird.</text:p>
      <text:p text:style-name="P11"/>
      <text:p text:style-name="P62">Begriff-Salat</text:p>
      <text:p text:style-name="P11"/>
      <text:p text:style-name="P11">Eines müssen wir <text:span text:style-name="T31">aber </text:span><text:span text:style-name="T89">trotzdem</text:span><text:span text:style-name="T31"> </text:span>klären: was <text:span text:style-name="T31">repräsentiert</text:span> "PhoneGap" wirklich.</text:p>
      <text:p text:style-name="P11"/>
      <text:p text:style-name="P14">PhoneGap w<text:span text:style-name="T89">u</text:span>rde 2009 <text:span text:style-name="T89">von</text:span> der Firma Nitobi [<text:span text:style-name="T32">3</text:span>] <text:span text:style-name="T89">entwickelt</text:span>. Kurz danach w<text:span text:style-name="T89">u</text:span>rde es bei Adobe Systems gebaut und unter der Apache Foundation gelegt. Einmal w<text:span text:style-name="T89">u</text:span>rde es in "Apache Callback" umbenannt was danach "Apache Cordova"[3] geworden ist. Adobe hat aber <text:span text:style-name="T89">den Namen</text:span> "PhoneGap" <text:s/>für sich behalten und produziert ein Cordova-basierte BuildSystem für <office:annotation office:name="__Fieldmark__1093_277834408"><dc:creator>Tim Bourguignon</dc:creator><dc:date>2014-01-07T21:09:38.52</dc:date><text:p text:style-name="P67"><text:span text:style-name="T94">PhoneGap based, not cordova based</text:span></text:p></office:annotation>Cordova Applikationen<office:annotation-end office:name="__Fieldmark__1093_277834408"/> unter <text:span text:style-name="T89">dem</text:span> <text:span text:style-name="T89">N</text:span>ame<text:span text:style-name="T89">n </text:span>PhoneGap [4]. </text:p>
      <text:p text:style-name="P14"/>
      <text:p text:style-name="P14">PhoneGap ist also ein Oberbegriff für Cordova &amp; PhoneGap was die Suche <text:span text:style-name="T90">im</text:span>Internet natürlich nicht einfacher macht. </text:p>
      <text:p text:style-name="P14"/>
      <text:p text:style-name="P14"><text:span text:style-name="T34">Um das Problem noch weiter zu vertiefen kann man mit </text:span>Telerik's Icenium [5]<text:span text:style-name="T90">in .NET</text:span> arbeiten, was auch Cordova basiert ist. <text:span text:style-name="T34">Da</text:span><text:span text:style-name="T90">zu</text:span> <text:span text:style-name="T90">müsste</text:span> man ggf. <text:span text:style-name="T90">nach </text:span><text:soft-page-break/>"PhoneGap", "Cordova" &amp; "Icenium" <text:span text:style-name="T90">im</text:span>Internet <text:span text:style-name="T90">s</text:span>uchen ...</text:p>
      <text:p text:style-name="P18">Naja, für diese<text:span text:style-name="T90">n</text:span> Artikel –<text:span text:style-name="T90"> und auch für viele PhoneGap Entwickler -</text:span> <text:span text:style-name="T90">fällt</text:span> es alles <text:span text:style-name="T90">unter </text:span>„PhoneGap“.</text:p>
      <text:p text:style-name="P11"/>
      <text:p text:style-name="P9">Unser Beispiel</text:p>
      <text:p text:style-name="P9"/>
      <text:p text:style-name="P63"><text:span text:style-name="T35">In u</text:span>nsere<text:span text:style-name="T90">r</text:span> App geht <text:span text:style-name="T36">es </text:span>um Datendarstellung. Die App funktioniert Offline, die Daten sind <text:span text:style-name="T37">relativ</text:span> <text:span text:style-name="T38">f</text:span>est. <text:span text:style-name="T39">Wir</text:span> verwende also keine <text:span text:style-name="T90">K</text:span>amera, Gyroscope, GPS <text:span text:style-name="T40">oder Speicher</text:span><text:span text:style-name="T90">m</text:span><text:span text:style-name="T40">echanismen der </text:span>PhoneGap <text:span text:style-name="T40">API</text:span>.<text:span text:style-name="T40"> </text:span><text:span text:style-name="T90">V</text:span><text:span text:style-name="T40">on PhoneGap werden wir nur </text:span><text:span text:style-name="T90">die</text:span><text:span text:style-name="T40"> </text:span><text:span text:style-name="T90">n</text:span><text:span text:style-name="T40">ative Schale verwenden. Ein</text:span><text:span text:style-name="T90">s</text:span><text:span text:style-name="T40"> bleibt uns aber: der UI-Kampf.</text:span></text:p>
      <text:p text:style-name="P11"/>
      <text:p text:style-name="P8">„Nur“ ein<text:span text:style-name="T91">m</text:span>al <text:span text:style-name="T91">s</text:span>ch<text:span text:style-name="T91">rei</text:span>ben?</text:p>
      <text:p text:style-name="P11"/>
      <text:p text:style-name="P10"><text:span text:style-name="T12">Nicht so lange her hieß; </text:span><text:span text:style-name="T91">Design Styl der Plattform! Iphone muss nach iPhone aussehen, Android nach Android...</text:span><text:span text:style-name="T12"> <text:s/>Dies h</text:span><text:span text:style-name="T91">a</text:span><text:span text:style-name="T12">tte als </text:span><text:span text:style-name="T20">Auswirkung</text:span><text:span text:style-name="T91">,</text:span><text:span text:style-name="T12"> <text:s/>dass </text:span><text:span text:style-name="T91">m</text:span><text:span text:style-name="T20">an</text:span><text:span text:style-name="T12"> eine UI </text:span><text:span text:style-name="T91">p</text:span><text:span text:style-name="T12">ro </text:span><text:span text:style-name="T20">Plattform</text:span><text:span text:style-name="T12"> produzieren </text:span><text:span text:style-name="T91">musste</text:span><text:span text:style-name="T12"> ; was PhoneGap </text:span><text:span text:style-name="T12"><text:s/></text:span><text:span text:style-name="T20">deutlich </text:span><text:span text:style-name="T12">weniger interessant </text:span><text:span text:style-name="T91">ge</text:span><text:span text:style-name="T12">mach</text:span><text:span text:style-name="T91">t hätte</text:span><text:span text:style-name="T20"> </text:span><text:span text:style-name="T12">.</text:span></text:p>
      <text:p text:style-name="P12"/>
      <text:p text:style-name="P10"><text:span text:style-name="T12">Die Trends gehen </text:span><text:span text:style-name="T91">h</text:span><text:span text:style-name="T12">eutzutage mehr </text:span><text:span text:style-name="T20">Richtung</text:span><text:span text:style-name="T12"> "Branding</text:span><text:span text:style-name="T20">-Design</text:span><text:span text:style-name="T12">", </text:span><text:span text:style-name="T20">nämlich</text:span><text:span text:style-name="T12"> ein </text:span><text:span text:style-name="T91">e</text:span><text:span text:style-name="T12">inheitliches <text:s/>Design , </text:span><text:span text:style-name="T91">das</text:span><text:span text:style-name="T12"> Ihre Organisation oder </text:span><text:span text:style-name="T91">das</text:span><text:span text:style-name="T12"> Produkt spiegelt </text:span><text:span text:style-name="T20">und </text:span><text:span text:style-name="T91">w</text:span><text:span text:style-name="T20">eniger nach </text:span><text:span text:style-name="T20"><text:s/>iOS </text:span><text:span text:style-name="T91">oder</text:span><text:span text:style-name="T20">Android aussieht</text:span><text:span text:style-name="T12">. </text:span></text:p>
      <text:p text:style-name="P12"/>
      <text:p text:style-name="P10"><text:span text:style-name="T12">Natürlich </text:span><text:span text:style-name="T20">muss</text:span><text:span text:style-name="T12"> man sich an manche </text:span><text:span text:style-name="T20">Navigation oder Darstellungs-</text:span><text:span text:style-name="T12">Regeln halten </text:span><text:span text:style-name="T20">aber mit ein bisschen Mühe kann man</text:span><text:span text:style-name="T12"> </text:span><text:span text:style-name="T20">eine </text:span><text:span text:style-name="T91">r</text:span><text:span text:style-name="T20">elativ </text:span><text:span text:style-name="T91">einheitliche</text:span><text:span text:style-name="T20"> UI produzieren und die</text:span><text:span text:style-name="T91">se</text:span><text:span text:style-name="T20"> nur </text:span><text:span text:style-name="T91">einmal</text:span><text:span text:style-name="T20"> </text:span><text:span text:style-name="T91">s</text:span><text:span text:style-name="T20">chreiben.</text:span></text:p>
      <text:p text:style-name="P5"/>
      <text:p text:style-name="P5">Willkommen im Far<text:span text:style-name="T41">-</text:span>West</text:p>
      <text:p text:style-name="P11"/>
      <text:p text:style-name="P10"><text:span text:style-name="T20">Wer PhoneGap </text:span><text:span text:style-name="T91">verwenden </text:span><text:span text:style-name="T42">und mehr als ein</text:span><text:span text:style-name="T91">e</text:span><text:span text:style-name="T42"> Plattform</text:span><text:span text:style-name="T20"> angreifen will, muss </text:span><text:span text:style-name="T91">sich aber darüber klar sein</text:span><text:span text:style-name="T20">: es handelt sich um Web</text:span><text:span text:style-name="T41">-</text:span><text:span text:style-name="T20">Entwicklung mit eine</text:span><text:span text:style-name="T91">r</text:span><text:span text:style-name="T20"> </text:span><text:span text:style-name="T91">u</text:span><text:span text:style-name="T20">nendliche</text:span><text:span text:style-name="T91">n</text:span><text:span text:style-name="T20"> Palette an Ziel Gerät</text:span><text:span text:style-name="T91">en</text:span><text:span text:style-name="T20">. </text:span><text:span text:style-name="T12">Da wo iOS </text:span><text:span text:style-name="T20">Entwickler</text:span><text:span text:style-name="T12"> sich auf </text:span><text:span text:style-name="T42">zwei</text:span><text:span text:style-name="T12"> </text:span><text:span text:style-name="T20">Bildschirmauflösungen</text:span><text:span text:style-name="T12"> und eine Handvoll </text:span><text:span text:style-name="T20">G</text:span><text:span text:style-name="T12">erät </text:span><text:span text:style-name="T91">k</text:span><text:span text:style-name="T12">onzentrieren können, landet man mit PhoneGap i</text:span><text:span text:style-name="T91">m</text:span><text:span text:style-name="T12"> Mobile</text:span><text:span text:style-name="T91">n</text:span><text:span text:style-name="T12">D</text:span><text:span text:style-name="T20">s</text:span><text:span text:style-name="T12">chungel was massive Design </text:span><text:span text:style-name="T20">A</text:span><text:span text:style-name="T12">uswirkungen </text:span><text:span text:style-name="T20">hat</text:span><text:span text:style-name="T12">. Ohne „Responsive Framework“ empfehle ich </text:span><text:span text:style-name="T20">zum Beispiel gar </text:span><text:span text:style-name="T12">nicht </text:span><text:span text:style-name="T91">erst </text:span><text:span text:style-name="T12">zu </text:span><text:span text:style-name="T20">starten</text:span><text:span text:style-name="T12">.</text:span></text:p>
      <text:p text:style-name="P12"/>
      <text:p text:style-name="P16">Neben der Bildschirmauflösung <text:s/>hat man <text:span text:style-name="T91">auch </text:span>mit unterschiedliche<text:span text:style-name="T91">n</text:span>Prozess-Kapazität<text:span text:style-name="T91">en</text:span> <text:span text:style-name="T91">zu tun</text:span>, was <text:span text:style-name="T91">auf </text:span><text:s/>Performances <text:span text:style-name="T91">und Usability starke <text:s/>Auswirkungen hat.</text:span></text:p>
      <text:p text:style-name="P16"/>
      <text:p text:style-name="P23"><text:soft-page-break/>Natürlich sind die Native-Container Applikationen auch zu „tweaken“ um ein einheitliches <text:span text:style-name="T91">D</text:span>esign zu erreichen. Und noch weiter, die Browsers (die der WebView hosten) <text:span text:style-name="T91">der</text:span> verschiedene<text:span text:style-name="T91">n</text:span> Plattformen haben kleine aber <text:span text:style-name="T91">f</text:span>eine Unterschiede die uns das Leben schwer machen wollen... </text:p>
      <text:p text:style-name="P23"/>
      <text:p text:style-name="P23">Wie gesagt, de<text:span text:style-name="T91">r</text:span> Far-West.</text:p>
      <text:p text:style-name="P11"/>
      <text:p text:style-name="P5">UI Framework</text:p>
      <text:p text:style-name="P15"/>
      <text:p text:style-name="P10"><text:span text:style-name="T20">Weil es so viele </text:span><text:span text:style-name="T91">Unbekannte</text:span><text:span text:style-name="T20"> i</text:span><text:span text:style-name="T91">m</text:span><text:span text:style-name="T20"> Projekt <text:s/>gab habe ich </text:span><text:span text:style-name="T91">mir</text:span><text:span text:style-name="T20"> von Anfang an nur </text:span><text:span text:style-name="T91">m</text:span><text:span text:style-name="T20">obile Gerät als Ziel</text:span><text:span text:style-name="T91">p</text:span><text:span text:style-name="T20">lattform gesetzt ; und zwar nur Handys, nicht mal Tablets, </text:span><text:span text:style-name="T91">als </text:span><text:span text:style-name="T4">Standard: iPhone Größe.</text:span><text:span text:style-name="T42"> </text:span><text:span text:style-name="T91">Mit dieser Größe</text:span><text:span text:style-name="T42"> </text:span><text:span text:style-name="T91">werde ich ungefähr </text:span><text:span text:style-name="T42">80% de</text:span><text:span text:style-name="T91">r </text:span><text:span text:style-name="T42">Handys <text:s/>erreichen.</text:span><text:span text:style-name="T20"> Ich habe mich also gegen eine </text:span><text:span text:style-name="T91">v</text:span><text:span text:style-name="T20">oll </text:span><text:span text:style-name="T92">R</text:span><text:span text:style-name="T20">esponsive Lösung entschieden und </text:span><text:span text:style-name="T92">damit</text:span><text:span text:style-name="T21"> </text:span><text:span text:style-name="T20">relativ schnell eine erste Version auf J</text:span><text:span text:style-name="T92">Q</text:span><text:span text:style-name="T20">ueryMobile </text:span><text:span text:style-name="T27">(JQM) [6]</text:span><text:span text:style-name="T20"> </text:span><text:span text:style-name="T92">a</text:span><text:span text:style-name="T20">ufgebaut.</text:span></text:p>
      <text:p text:style-name="P16"/>
      <text:p text:style-name="P38"><text:span text:style-name="T20">Diese </text:span><text:span text:style-name="T92">e</text:span><text:span text:style-name="T20">rste Version habe</text:span><text:span text:style-name="T54">n wir</text:span><text:span text:style-name="T20"> 100% auf Desktop </text:span><text:span text:style-name="T42">Rechner</text:span><text:span text:style-name="T20"> gebaut, in Chrome mit </text:span><text:span text:style-name="T92">Hilfe von</text:span><text:span text:style-name="T20"> Plugin</text:span><text:span text:style-name="T47">s </text:span><text:span text:style-name="T20">wie</text:span><text:span text:style-name="T21"> <text:s/>„Ripple Emulator“ [4]</text:span><text:span text:style-name="T20"> </text:span><text:span text:style-name="T21">oder </text:span><text:span text:style-name="T20">„Mobile/RDW Tester“ </text:span><text:span text:style-name="T21">[5] </text:span><text:span text:style-name="T47">die automatisch die Größe </text:span><text:span text:style-name="T92">des</text:span><text:span text:style-name="T47"> Browser-Fenster</text:span><text:span text:style-name="T92">s</text:span><text:span text:style-name="T47"> an </text:span><text:span text:style-name="T92">das</text:span><text:span text:style-name="T47"> Gerät anpassen</text:span><text:span text:style-name="T21">. </text:span><text:span text:style-name="T27">Alles ging gut, es war schnell und schön. </text:span><text:span text:style-name="T80">Obwohl wir eine Chicke SinglePage Applikation gebaut hatten, </text:span><text:span text:style-name="T79">waren </text:span><text:span text:style-name="T80">die </text:span><text:span text:style-name="T92">a</text:span><text:span text:style-name="T79">rchitekturelle</text:span><text:span text:style-name="T92">n</text:span><text:span text:style-name="T79"> Teile schön getrennt, die Javascript Seite klar und übersichtlich</text:span><text:span text:style-name="T42">. Die Transitionen waren chic und </text:span><text:span text:style-name="T92">das</text:span><text:span text:style-name="T42"> Design <text:s/></text:span><text:span text:style-name="T50">echt gut </text:span><text:span text:style-name="T42">für ein</text:span><text:span text:style-name="T92">en e</text:span><text:span text:style-name="T42">rste</text:span><text:span text:style-name="T92">n</text:span><text:span text:style-name="T42"> </text:span><text:span text:style-name="T48">Entwurf.</text:span><text:span text:style-name="T27"> </text:span><text:span text:style-name="T92">Dafür</text:span><text:span text:style-name="T50"> habe</text:span><text:span text:style-name="T55">n wir <text:s/></text:span><text:span text:style-name="T92">auch </text:span><text:span text:style-name="T92">Nächte</text:span><text:span text:style-name="T50"> lang a</text:span><text:span text:style-name="T92">m</text:span><text:span text:style-name="T50"> <text:s/>Design geschraubt; <text:s/></text:span><text:span text:style-name="T92">der</text:span><text:span text:style-name="T79"> </text:span><text:span text:style-name="T50">Realitätstest</text:span><text:span text:style-name="T92"> hat sich daher etwas</text:span><text:span text:style-name="T79">verzöger</text:span><text:span text:style-name="T92">t</text:span><text:span text:style-name="T50">.</text:span></text:p>
      <text:p text:style-name="P23"/>
      <text:p text:style-name="P31"><text:span text:style-name="T50">Irgendwann ist aber </text:span><text:span text:style-name="T92">t</text:span><text:span text:style-name="T50">rotzdem die Realität aufgetaucht: </text:span><text:span text:style-name="T51"><text:s/>wir</text:span><text:span text:style-name="T27"> </text:span><text:span text:style-name="T92">haben </text:span><text:span text:style-name="T27">versucht </text:span><text:span text:style-name="T51">die</text:span><text:span text:style-name="T27"> App auf </text:span><text:span text:style-name="T92">die</text:span><text:span text:style-name="T50">Zielgeräte </text:span><text:span text:style-name="T27">auszurollen. Das </text:span><text:span text:style-name="T92">e</text:span><text:span text:style-name="T50">rste </text:span><text:span text:style-name="T27">Handy </text:span><text:span text:style-name="T42">war</text:span><text:span text:style-name="T27"> </text:span><text:span text:style-name="T92">a</text:span><text:span text:style-name="T27">lt, l</text:span><text:span text:style-name="T42">ief</text:span><text:span text:style-name="T27"> mit Android 2.3... und meine App war </text:span><text:span text:style-name="T92">u</text:span><text:span text:style-name="T27">nbedienbar. </text:span><text:span text:style-name="T43">Ganz verzweifelt habe ich es </text:span><text:span text:style-name="T50">auch </text:span><text:span text:style-name="T43">auf ein</text:span><text:span text:style-name="T92">em</text:span><text:span text:style-name="T43"> Entry-Level Windows Phone 8 Handy</text:span><text:span text:style-name="T43"> ausgerollt... mit </text:span><text:span text:style-name="T50">etwas bessere</text:span><text:span text:style-name="T92">m</text:span><text:span text:style-name="T50"> aber trotzdem </text:span><text:span text:style-name="T92">ä</text:span><text:span text:style-name="T43">hnliche</text:span><text:span text:style-name="T92">m</text:span><text:span text:style-name="T43"> Ergebnisse.</text:span></text:p>
      <text:p text:style-name="P24"/>
      <text:p text:style-name="P25"><text:span text:style-name="T52">Wir</text:span> hatte<text:span text:style-name="T52">n</text:span> PhoneGap als „<text:span text:style-name="T48">Nicht-Blitz-Schnell</text:span>“ erwartet, aber so langsam auch nicht. Da hatte<text:span text:style-name="T53">n wir</text:span> sicherlich was falsch gemacht.</text:p>
      <text:p text:style-name="P21"/>
      <text:p text:style-name="P6">Zurück zum DesignBoard</text:p>
      <text:p text:style-name="Standard"/>
      <text:p text:style-name="P19"><text:span text:style-name="T43">Ein paar Abend lang habe</text:span><text:span text:style-name="T56">n wir</text:span><text:span text:style-name="T43"> </text:span><text:span text:style-name="T92">im</text:span><text:span text:style-name="T43">Internet </text:span><text:span text:style-name="T92">nach</text:span><text:span text:style-name="T43"> Erfahrung</text:span><text:span text:style-name="T92">en</text:span><text:span text:style-name="T43"> andere</text:span><text:span text:style-name="T92">r</text:span><text:span text:style-name="T43">Entwickler </text:span><text:span text:style-name="T92">gesucht</text:span><text:span text:style-name="T43">. E</text:span><text:span text:style-name="T27">s gibt </text:span><text:soft-page-break/><text:span text:style-name="T27">ungefähr so viele Ahnungen wie Autoren und es geht von </text:span><text:span text:style-name="T7">„PhoneGap mit JQM? Nie und Niemals“</text:span><text:span text:style-name="T27"> </text:span><text:span text:style-name="T92">bis </text:span><text:span text:style-name="T27">zu </text:span><text:span text:style-name="T7">„PhoneGap mit JQM, geil wenn man weiß wie“</text:span><text:span text:style-name="T11"> (wie verraten sie allerdings nicht so richtig)</text:span><text:span text:style-name="T27">. </text:span></text:p>
      <text:p text:style-name="P22"/>
      <text:p text:style-name="P20"><text:span text:style-name="T92">Um es k</text:span>urz <text:span text:style-name="T92">zu machen, </text:span><text:span text:style-name="T56"><text:s/>wir </text:span><text:span text:style-name="T92">haben auch </text:span>andere Frameworks <text:span text:style-name="T48">aus</text:span>probiert wie Topcoat [7] und Zepto [8], <text:span text:style-name="T57">sind</text:span> aber schnell an andere Grenzen gestoßen und habe<text:span text:style-name="T58">n uns </text:span>entschieden <text:span text:style-name="T44">zurück zu JQM zu kehren und </text:span><text:span text:style-name="T92">unsere</text:span><text:span text:style-name="T44"> Problemen </text:span><text:span text:style-name="T92">dort </text:span><text:span text:style-name="T44">besser zu untersuchen.</text:span></text:p>
      <text:p text:style-name="P26"/>
      <text:p text:style-name="P7"><text:span text:style-name="T92">Schlüsselwort</text:span><text:span text:style-name="T45"> „</text:span>Beschleunigen“</text:p>
      <text:p text:style-name="P25"/>
      <text:p text:style-name="P25">Wenn ihr <text:span text:style-name="T92">nach</text:span>„JQueryMobile Performance“ auf Google sucht sind mehr als 50% der Treffer mit PhoneGap verbunden ; <text:span text:style-name="T48">und </text:span><text:span text:style-name="T92">dies</text:span><text:span text:style-name="T48"> ist kein Wunder. Viele Entwickler haben </text:span><text:span text:style-name="T92">dieselbe</text:span><text:span text:style-name="T48"> Erfahrung wie </text:span><text:span text:style-name="T59">wir</text:span><text:span text:style-name="T48"> gesammelt: HTML5 „wie immer“ </text:span><text:span text:style-name="T49">programmiert</text:span><text:span text:style-name="T48"> gebastelt, weit entfernt von </text:span><text:span text:style-name="T92">m</text:span><text:span text:style-name="T48">obile</text:span><text:span text:style-name="T92">n </text:span><text:span text:style-name="T48">Geräte</text:span><text:span text:style-name="T92">n</text:span><text:span text:style-name="T48">gearbeitet und sich danach wundern warum das ganze </text:span><text:span text:style-name="T92">eine </text:span><text:span text:style-name="T48">schlechte Performance hat.</text:span></text:p>
      <text:p text:style-name="P52"/>
      <text:p text:style-name="P27"><text:span text:style-name="T48">Hier sind alle Tricks </text:span><text:span text:style-name="T92">die</text:span><text:span text:style-name="T48"> wir bisher im Einsatz </text:span><text:span text:style-name="T92">gefunden</text:span><text:span text:style-name="T48"> haben um unsere App zu beschleunigen ; </text:span><text:span text:style-name="T60">und </text:span><text:span text:style-name="T92">der</text:span><text:span text:style-name="T60"> „nullte“ Tip </text:span><text:span text:style-name="T61">wäre</text:span><text:span text:style-name="T60">: von Tag Eins </text:span><text:span text:style-name="T92">an </text:span><text:span text:style-name="T60">auf Zielgeräte</text:span><text:span text:style-name="T92">n</text:span><text:span text:style-name="T92">testen</text:span><text:span text:style-name="T60">!</text:span></text:p>
      <text:p text:style-name="P52"/>
      <text:p text:style-name="P53">1. DOM Größe</text:p>
      <text:p text:style-name="P52"/>
      <text:p text:style-name="P28"><text:span text:style-name="T61">Das größte Problem mit JQuery &amp; JQueryMobile wird </text:span><text:span text:style-name="T92">die</text:span><text:span text:style-name="T61"> DOM Größe sein. Wenn ihr mit JQM z.B. eine ListView baut, produziert JQM für jede „li“ Tag eine Vier-Stufige „</text:span><text:span text:style-name="T45">li/div/div/a“ </text:span><text:span text:style-name="T61">Struktur. Mit etwas mehr Inhalt sind unsere List-Elemente schnell 6 oder 7 </text:span><text:span text:style-name="T92">s</text:span><text:span text:style-name="T61">tufig geworden mit insgesamt 15 bis 20 Elemente</text:span><text:span text:style-name="T92">n</text:span><text:span text:style-name="T61">. Das für mehr als 100 Vorträge f</text:span><text:span text:style-name="T92">ä</text:span><text:span text:style-name="T61">ngt an eine </text:span><text:span text:style-name="T92">s</text:span><text:span text:style-name="T61">chöne Menge zu sein.</text:span></text:p>
      <text:p text:style-name="P53"/>
      <text:p text:style-name="P30"><text:span text:style-name="T61">Es ist kritisch diese Menge im Kopf zu behalten und </text:span><text:span text:style-name="T92">zu </text:span><text:span text:style-name="T61">versuchen </text:span><text:span text:style-name="T92">sie</text:span><text:span text:style-name="T61"> unter Kontrolle zu halten. </text:span><text:span text:style-name="T9">„Ist es wirklich nötig dies Information im DOM zu haben oder können wir </text:span><text:span text:style-name="T11">sie</text:span><text:span text:style-name="T9"> „bei bedarf“ nachladen?“</text:span><text:span text:style-name="T61"> ist z.B. eine Frage </text:span><text:span text:style-name="T92">die</text:span><text:span text:style-name="T61"> wir uns dann häufig fragen </text:span><text:span text:style-name="T92">mussten</text:span><text:span text:style-name="T61">.</text:span></text:p>
      <text:p text:style-name="P53"/>
      <text:p text:style-name="P29"><text:span text:style-name="T81">Obwohl JQM erlaubt mehrere „Seiten“ innerhalb eine</text:span><text:span text:style-name="T92">r</text:span><text:span text:style-name="T81"> HTML Seite zu definieren ist es nicht empfohlen. Der DOM wird dennoch größer und umso komplexer zu navigieren </text:span><text:span text:style-name="T82">(für Caching &amp; Prefetching Tips, siehe </text:span><text:span text:style-name="T92">unten </text:span><text:span text:style-name="T82">Punkt </text:span><text:span text:style-name="T92">vier</text:span><text:span text:style-name="T82"> )</text:span><text:span text:style-name="T81">.</text:span></text:p>
      <text:p text:style-name="P53"/>
      <text:p text:style-name="P28"><text:soft-page-break/><text:span text:style-name="T92">Die</text:span><text:span text:style-name="T83"> Größe des DOMs is</text:span><text:span text:style-name="T61">t natürlich allein nicht DAS Problem. Wird aber im Kombination mit Punkt zwei etwas kritischer.</text:span></text:p>
      <text:p text:style-name="P53"/>
      <text:p text:style-name="P28"><text:span text:style-name="T61">2. JQuery Sele</text:span><text:span text:style-name="T62">k</text:span><text:span text:style-name="T61">tor</text:span><text:span text:style-name="T62">en</text:span></text:p>
      <text:p text:style-name="P53"/>
      <text:p text:style-name="P53">Dies ist wieder kein PhoneGap / JQM Problem per se. Es liege eher un<text:span text:style-name="T92">t</text:span>er <text:span text:style-name="T92">den</text:span> Javascript „Best Practice“.</text:p>
      <text:p text:style-name="P53"/>
      <text:p text:style-name="P28"><text:span text:style-name="T62">Es wird für viele </text:span><text:span text:style-name="T92">d</text:span><text:span text:style-name="T62">oof klingen, aber wie oft haben wir JS Funktionen </text:span><text:span text:style-name="T70">geschrieben ohne de</text:span><text:span text:style-name="T92">n</text:span><text:span text:style-name="T70"> </text:span><text:span text:style-name="T92">g</text:span><text:span text:style-name="T70">anze</text:span><text:span text:style-name="T92">n</text:span><text:span text:style-name="T70">Scope nachzuschauen und am ende gemerkt das </text:span><text:span text:style-name="T61">JQuery Selektoren </text:span><text:span text:style-name="T70">immer </text:span><text:span text:style-name="T62">wieder </text:span><text:span text:style-name="T70">aufgerufen w</text:span><text:span text:style-name="T92">u</text:span><text:span text:style-name="T70">rden. </text:span><text:span text:style-name="T62">JQuery Selektoren </text:span><text:span text:style-name="T61">sind </text:span><text:span text:style-name="T92">t</text:span><text:span text:style-name="T61">euer. </text:span><text:span text:style-name="T92">Man sollte sie besser speichern und wiederverwenden.</text:span><text:span text:style-name="T62"> Immer. </text:span></text:p>
      <text:p text:style-name="P54"/>
      <text:p text:style-name="P55">JQuery Selektoren können <text:span text:style-name="T93">auf verschiedene Arten</text:span> geschrieben werden mit unterschiedliche<text:span text:style-name="T93">n</text:span> Performance Effekten:</text:p>
      <text:p text:style-name="P35"><text:span text:style-name="T63">- JQuery Id Selektoren verwenden direkt die Native Browser Methode </text:span><text:span text:style-name="T74">getElementByID()</text:span><text:span text:style-name="T72"> was natürlich am </text:span><text:span text:style-name="T73">e</text:span><text:span text:style-name="T72">ffizienteste</text:span><text:span text:style-name="T73">n</text:span><text:span text:style-name="T72"> ist</text:span><text:span text:style-name="T63">.</text:span></text:p>
      <text:p text:style-name="P35"><text:span text:style-name="T71">- Um die Suche nach eine</text:span><text:span text:style-name="T93">m</text:span><text:span text:style-name="T71"> Element zu beschränken können wir ein Context einsetzen. Es l</text:span><text:span text:style-name="T93">o</text:span><text:span text:style-name="T71">hnt sich nicht über den gesamtes DOM </text:span><text:span text:style-name="T93">nach</text:span><text:span text:style-name="T71"> eine</text:span><text:span text:style-name="T93">m</text:span><text:span text:style-name="T71"> Element zu suchen wenn wir schon „ungefähr“ wissen wo es liegen soll. </text:span><text:span text:style-name="T63">In d</text:span><text:span text:style-name="T66">F</text:span><text:span text:style-name="T63">all</text:span><text:span text:style-name="T66">e</text:span><text:span text:style-name="T63">von z.B. mehrere</text:span><text:span text:style-name="T66">n</text:span><text:span text:style-name="T63">„spans“ in einen „div“ können wir </text:span><text:span text:style-name="T66">entweder</text:span><text:span text:style-name="T63"> </text:span><text:span text:style-name="T67">$('#divId span')</text:span><text:span text:style-name="T63"> oder </text:span><text:span text:style-name="T67">$('span', '#divId')</text:span><text:span text:style-name="T63"> verwenden.</text:span></text:p>
      <text:p text:style-name="P35"><text:span text:style-name="T63">- Selektoren mit „Context“ </text:span><text:span text:style-name="T66">werden</text:span><text:span text:style-name="T63"> bei JQM von rechts nach links abgearbeitet. </text:span><text:span text:style-name="T66">Im</text:span><text:span text:style-name="T63"> </text:span><text:span text:style-name="T66">o</text:span><text:span text:style-name="T63">beren Beispiel ist es also </text:span><text:span text:style-name="T66">b</text:span><text:span text:style-name="T63">esser die </text:span><text:span text:style-name="T67">$('span', '#divId')</text:span><text:span text:style-name="T63"> Variante zu verwenden. Im Hintergrund wandelt JQM diese </text:span><text:span text:style-name="T66">V</text:span><text:span text:style-name="T63">ariante in einen </text:span><text:span text:style-name="T67">$('#divId').find('span') </text:span><text:span text:style-name="T69">um</text:span><text:span text:style-name="T67">, </text:span><text:span text:style-name="T63">wir können also direkt diese Variante verwenden und uns noch ein bisschen Zeit Sparen.</text:span></text:p>
      <text:p text:style-name="P34"/>
      <text:p text:style-name="P34"><text:span text:style-name="T78">3. </text:span>onClick Verzögerung</text:p>
      <text:p text:style-name="P53"/>
      <text:p text:style-name="P36"><text:span text:style-name="T76">Um Gest</text:span><text:span text:style-name="T87">e</text:span><text:span text:style-name="T93">n</text:span><text:span text:style-name="T76"> zu erlauben wird </text:span><text:span text:style-name="T93">künstlich </text:span><text:span text:style-name="T76">ein</text:span><text:span text:style-name="T93">e</text:span><text:span text:style-name="T76"> </text:span><text:span text:style-name="T93">Verzögerung von </text:span><text:span text:style-name="T76">c.a. 300ms <text:s/>auf das onClick() </text:span><text:span text:style-name="T87">E</text:span><text:span text:style-name="T76">vent <text:s/>gebaut. In </text:span><text:span text:style-name="T93">den m</text:span><text:span text:style-name="T76">eisten Fälle</text:span><text:span text:style-name="T93">n</text:span><text:span text:style-name="T76">braucht man es nicht und könnte </text:span><text:span text:style-name="T93">so</text:span><text:span text:style-name="T76"> viel <text:s/>„Responsiveness“ gewinnen. </text:span></text:p>
      <text:p text:style-name="P60"/>
      <text:p text:style-name="P60">Eine Lösung ist da<text:span text:style-name="T93">s</text:span> „Tap“ Event <text:s/>, oder eine Javascript Bibliothek wie FastClick [8] </text:p>
      <text:p text:style-name="P61"/>
      <text:p text:style-name="P32">4. Page Prefetching / Caching</text:p>
      <text:p text:style-name="P59"/>
      <text:p text:style-name="P39"><text:soft-page-break/><text:span text:style-name="T64">JQM erlaubt </text:span><text:span text:style-name="T65">uns Seiten zu Cachen, was in unserem Fall wo die Daten sich selten </text:span><text:span text:style-name="T66">ä</text:span><text:span text:style-name="T65">ndern wirklich Sinn macht. Dies kann am div-Element Level via </text:span><text:span text:style-name="T68">“data-dom-cache=true“</text:span><text:span text:style-name="T65">, direkt als Globale Einstellung via </text:span><text:span text:style-name="T68">„$.mobile.page.prototype.options.domCache = true“</text:span><text:span text:style-name="T65"> oder via Javascript </text:span><text:span text:style-name="T68">„</text:span><text:span text:style-name="Source_20_Text"><text:span text:style-name="Variable"><text:span text:style-name="T75">pageContainerElement</text:span></text:span></text:span><text:span text:style-name="Source_20_Text"><text:span text:style-name="T75">.page({ domCache: true });“</text:span></text:span></text:p>
      <text:p text:style-name="P57"><text:s/>eingestellt werden.</text:p>
      <text:p text:style-name="P58"/>
      <text:p text:style-name="P33"><text:span text:style-name="T93">Im </text:span><text:span text:style-name="T84">Fall von </text:span><text:span text:style-name="T93">m</text:span><text:span text:style-name="T84">ehrere</text:span><text:span text:style-name="T93">n</text:span><text:span text:style-name="T84">HTML Seiten kann man via der Tag </text:span><text:span text:style-name="T10">„data-prefetch“</text:span><text:span text:style-name="T17"> Seiten im Hintergrund laden. </text:span><text:span text:style-name="T19">Bei </text:span><text:span text:style-name="T19">m</text:span><text:span text:style-name="T17">obile</text:span><text:span text:style-name="T19">n</text:span><text:span text:style-name="T17">Webseite würde es Bandwidth brauchen, aber in unsere</text:span><text:span text:style-name="T19">r</text:span><text:span text:style-name="T17"> Offline-App <text:s/>ist es natürlich ganz praktisch.</text:span></text:p>
      <text:p text:style-name="P36"/>
      <text:p text:style-name="P37"><text:span text:style-name="T78">5. </text:span><text:span text:style-name="T77">For Loop vs JQuery each()</text:span></text:p>
      <text:p text:style-name="P36"/>
      <text:p text:style-name="P40"><text:span text:style-name="T84">Es gibt eine gewaltige</text:span><text:span text:style-name="T93">n Unterschied in der</text:span><text:span text:style-name="T84"> Geschwindigkeit <text:s/>zwischen </text:span><text:span text:style-name="T93">der</text:span><text:span text:style-name="T84"> JQuery </text:span><text:span text:style-name="T10">„.each()“</text:span><text:span text:style-name="T84"> Methode und eine</text:span><text:span text:style-name="T93">r</text:span><text:span text:style-name="T84"> „</text:span><text:span text:style-name="T10">for()“</text:span><text:span text:style-name="T84"> Schleife. Das </text:span><text:span text:style-name="T10">„.each()“</text:span><text:span text:style-name="T84"> ist einfacher zu verwenden und sieht schöner aus, aber ein</text:span><text:span text:style-name="T93">e</text:span><text:span text:style-name="T84"> </text:span><text:span text:style-name="T10">„for()“</text:span><text:span text:style-name="T84"> Schleife läuft hier</text:span><text:span text:style-name="T85"> <text:s/>10 [9] bis 100x </text:span><text:span text:style-name="T84">[10] schneller.</text:span></text:p>
      <text:p text:style-name="P50"/>
      <text:p text:style-name="P48">Conclusion</text:p>
      <text:p text:style-name="P48"/>
      <text:p text:style-name="P49">Trotzt das Ganze hin und her, der Kampf mit JQM etc. sind die Performances akzeptabel geworden...</text:p>
      <text:p text:style-name="Referenzen">Referenzen</text:p>
      <text:p text:style-name="Referenzen"/>
      <text:p text:style-name="Preformatted_20_Text"><text:span text:style-name="T1">Über PhoneGap hier: </text:span><text:a xlink:type="simple" xlink:href="http://www.werner-eberling.de/artikel/Eberling_Werner_KK_2012_01.pdf"><text:span text:style-name="T1">http://www.werner-eberling.de/artikel/Eberling_Werner_KK_2012_01.pdf</text:span></text:a></text:p>
      <text:p text:style-name="P51"><text:span text:style-name="T1">Über JQM hier: </text:span><text:a xlink:type="simple" xlink:href="http://www.werner-eberling.de/artikel/Eberling_Werner_KK_2012_08.pdf"><text:span text:style-name="T1">http://www.werner-eberling.de/artikel/Eberling_Werner_KK_2012_08.pdf</text:span></text:a></text:p>
      <text:p text:style-name="Referenzen"><text:a xlink:type="simple" xlink:href="https://github.com/ftlabs/fastclick">https://github.com/ftlabs/fastclick</text:a> </text:p>
      <text:p text:style-name="Referenzen"><text:a xlink:type="simple" xlink:href="http://jsperf.com/asdasda223/4">http://jsperf.com/asdasda223/4</text:a> </text:p>
      <text:p text:style-name="Referenzen"/>
      <text:p text:style-name="Referenzen"/>
      <text:p text:style-name="Referenz"><text:span text:style-name="T1">[1] „</text:span><text:span text:style-name="T1">C#4 and the dynamic keyword whirlwind Tour around .NET 4 (and Visual Studio 2010) Beta 1</text:span><text:span text:style-name="T1">“ </text:span><text:span text:style-name="T1">Scott Hanselman </text:span><text:a xlink:type="simple" xlink:href="http://www.hanselman.com/blog/C4AndTheDynamicKeywordWhirlwindTourAroundNET4AndVisualStudio2010Beta1.aspx"><text:span text:style-name="T1">http://www.hanselman.com/blog/C4AndTheDynamicKeywordWhirlwindTourAroundNET4AndVisualStudio2010Beta1.aspx</text:span></text:a></text:p>
      <text:p text:style-name="P1">[2] DuckTyping <text:a xlink:type="simple" xlink:href="http://de.wikipedia.org/wiki/Duck_Typing">http://de.wikipedia.org/wiki/Duck_Typing</text:a></text:p>
      <text:p text:style-name="P1">[3] IntelliSense definition <text:a xlink:type="simple" xlink:href="http://en.wikipedia.org/wiki/Intelli-sense">http://en.wikipedia.org/wiki/Intelli-sense</text:a></text:p>
      <text:p text:style-name="Referenz"><text:span text:style-name="T1">[4] </text:span><text:span text:style-name="T2">Ripple Emulator Chrome Plugin</text:span><text:span text:style-name="T1"> </text:span><text:a xlink:type="simple" xlink:href="https://chrome.google.com/webstore/detail/ripple-emulator-beta/geelfhphabnejjhdalkjhgipohgpdnoc?hl=en">https://chrome.google.com/webstore/detail/ripple-emulator-beta/geelfhphabnejjhdalkjhgipohgpdnoc?hl=en</text:a> </text:p>
      <text:p text:style-name="P2">[5] <text:span text:style-name="T21">Mobile/RDW Tester <text:s/></text:span><text:a xlink:type="simple" xlink:href="https://chrome.google.com/webstore/detail/mobilerwd-tester/elmekokodcohlommfikpmojheggnbelo"><text:span text:style-name="T21">https://chrome.google.com/webstore/detail/mobilerwd-tester/elmekokodcohlommfikpmojheggnbelo</text:span></text:a></text:p>
      <text:p text:style-name="P1"><text:soft-page-break/>[6<text:span text:style-name="T22">] Asp.Net MVC Homepage </text:span><text:a xlink:type="simple" xlink:href="http://www.asp.net/mvc">http://www.asp.net/mvc</text:a></text:p>
      <text:p text:style-name="P1"><text:span text:style-name="T22">[7] NancyFx Homepage </text:span><text:a xlink:type="simple" xlink:href="http://nancyfx.org/">http://nancyfx.org/</text:a></text:p>
      <text:p text:style-name="P4"><text:span text:style-name="T24">[8] </text:span><text:a xlink:type="simple" xlink:href="https://github.com/markrendle/Simple.Data">F</text:a><text:span text:style-name="T25">astClick </text:span><text:a xlink:type="simple" xlink:href="https://github.com/ftlabs/fastclick">https://github.com/ftlabs/fastclick</text:a><text:span text:style-name="T26"> </text:span><text:span text:style-name="T25"><text:s/></text:span></text:p>
      <text:p text:style-name="P1"><text:span text:style-name="T22">[9] Oak haupt Repository </text:span><text:a xlink:type="simple" xlink:href="http://amirrajan.github.io/Oak/">http://amirrajan.github.io/Oak/</text:a></text:p>
      <text:p text:style-name="P1"><text:span text:style-name="T22">[10] „Dynamics in C#4.0: Introducing the ExpandoObject“ Alexandra Rusina </text:span><text:a xlink:type="simple" xlink:href="http://blogs.msdn.com/b/csharpfaq/archive/2009/10/01/dynamic-in-c-4-0-introducing-the-expandoobject.aspx">http://blogs.msdn.com/b/csharpfaq/archive/2009/10/01/dynamic-in-c-4-0-introducing-the-expandoobject.aspx</text:a></text:p>
      <text:p text:style-name="P3"><text:span text:style-name="T23">[11] ElasticObject haupt Repository </text:span><text:a xlink:type="simple" xlink:href="https://github.com/amazedsaint/ElasticObject">https://github.com/amazedsaint/ElasticObject</text:a></text:p>
      <text:p text:style-name="Referenz"><text:span text:style-name="T24">[12] „Erste Date mit Nancy“ und „Zweite Date mit Nancy“ Tim Bourguignon </text:span><text:a xlink:type="simple" xlink:href="http://www.bookware.de/kaffeeklatsch/archiv/KaffeeKlatsch-2012-07.pdf">http://www.bookware.de/kaffeeklatsch/archiv/KaffeeKlatsch-2012-07.pdf</text:a><text:span text:style-name="T23"> -</text:span><text:span text:style-name="T24"> </text:span><text:a xlink:type="simple" xlink:href="http://www.bookware.de/kaffeeklatsch/archiv/KaffeeKlatsch-2013-02.pdf">http://www.bookware.de/kaffeeklatsch/archiv/KaffeeKlatsch-2013-02.pdf</text:a><text:span text:style-name="T24"> </text:span></text:p>
      <text:p text:style-name="Referenz"><text:span text:style-name="T24">[13] Sinatra für Ruby Homepage </text:span><text:a xlink:type="simple" xlink:href="http://www.sinatrarb.com/">http://www.sinatrarb.com/</text:a><text:span text:style-name="T2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ill Sans MT" svg:font-family="'Gill Sans MT'"/>
    <style:font-face style:name="Helvetica1" svg:font-family="Helvetica"/>
    <style:font-face style:name="StarSymbol" svg:font-family="StarSymbol"/>
    <style:font-face style:name="Times New Roman1" svg:font-family="'Times New Roman'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Gill Sans MT" fo:font-size="12pt" fo:language="de" fo:country="DE" style:font-name-asian="Tahoma" style:font-size-asian="10.5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8.999cm" fo:line-height="0.48cm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 fo:language="de" fo:country="D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13pt" style:font-name-asian="Tahoma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1" style:font-size-asian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0cm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size="11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style:font-size-asian="12pt"/>
    </style:style>
    <style:style style:name="Title" style:family="paragraph" style:parent-style-name="Heading" style:next-style-name="Subtitle" style:class="chapter">
      <style:paragraph-properties fo:margin-top="0cm" fo:margin-bottom="0cm" style:contextual-spacing="false" fo:line-height="150%" fo:text-align="start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style:font-name="Helvetica2" fo:font-size="14pt" fo:font-style="normal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8.999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8.999cm" fo:text-indent="0cm" style:auto-text-indent="false"/>
    </style:style>
    <style:style style:name="Absatz_20__28_folgende_29_" style:display-name="Absatz (folgende)" style:family="paragraph" style:parent-style-name="Standard" style:class="text">
      <style:paragraph-properties fo:margin-left="0cm" fo:margin-right="8.999cm" fo:text-indent="0.499cm" style:auto-text-indent="false"/>
      <style:text-properties style:font-size-asian="10.5pt"/>
    </style:style>
    <style:style style:name="Absatz_20__28_erster_29_" style:display-name="Absatz (erster)" style:family="paragraph" style:parent-style-name="Absatz_20__28_folgende_29_" style:next-style-name="Absatz_20__28_folgende_29_" style:class="text">
      <style:paragraph-properties fo:margin-left="0cm" fo:margin-right="8.999cm" fo:text-indent="0cm" style:auto-text-indent="false"/>
    </style:style>
    <style:style style:name="Abstract" style:family="paragraph" style:parent-style-name="Standard" style:next-style-name="Absatz_20__28_erster_29_">
      <style:paragraph-properties fo:margin-left="0.499cm" fo:margin-right="8.999cm" fo:line-height="0.55cm" fo:text-indent="0cm" style:auto-text-indent="false">
        <style:drop-cap style:lines="4"/>
      </style:paragraph-properties>
      <style:text-properties fo:font-size="12pt" style:font-size-asian="10.5pt"/>
    </style:style>
    <style:style style:name="Autorenzeile" style:family="paragraph" style:parent-style-name="Standard" style:next-style-name="Abstract">
      <style:text-properties style:font-size-asian="10.5pt"/>
    </style:style>
    <style:style style:name="Absatzüberschrift" style:family="paragraph" style:parent-style-name="Standard" style:next-style-name="Absatz_20__28_erster_29_" style:class="extra">
      <style:paragraph-properties fo:margin-top="0.199cm" fo:margin-bottom="0cm" style:contextual-spacing="false" fo:line-height="100%"/>
      <style:text-properties style:font-name="Helvetica2" style:font-size-asian="10.5pt"/>
    </style:style>
    <style:style style:name="Sektion" style:family="paragraph" style:parent-style-name="Absatzüberschrift" style:next-style-name="Absatz_20__28_erster_29_" style:master-page-name="">
      <style:paragraph-properties fo:margin-top="0.499cm" fo:margin-bottom="0.199cm" style:contextual-spacing="false" style:page-number="auto" fo:keep-with-next="always"/>
    </style:style>
    <style:style style:name="Referenzen" style:family="paragraph" style:parent-style-name="Sektion"/>
    <style:style style:name="Referenz" style:family="paragraph" style:parent-style-name="Standard">
      <style:paragraph-properties fo:margin-left="0cm" fo:margin-right="0cm" fo:text-indent="0cm" style:auto-text-indent="false"/>
      <style:text-properties fo:font-size="8pt" style:font-size-asian="10.5pt"/>
    </style:style>
    <style:style style:name="Literaturhinweis" style:family="paragraph" style:parent-style-name="Referenzen"/>
    <style:style style:name="Literatur" style:family="paragraph" style:parent-style-name="Referenz"/>
    <style:style style:name="Auflistung" style:family="paragraph" style:parent-style-name="List" style:list-style-name="List_20_1" style:master-page-name="">
      <style:paragraph-properties fo:margin-left="0cm" fo:margin-right="8.999cm" fo:margin-top="0cm" fo:margin-bottom="0cm" style:contextual-spacing="false" fo:text-indent="0cm" style:auto-text-indent="false" style:page-number="auto">
        <style:tab-stops/>
      </style:paragraph-properties>
    </style:style>
    <style:style style:name="Aufzaehlung" style:family="paragraph" style:parent-style-name="Lis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ormal" style:family="text"/>
    <style:style style:name="Name" style:family="text" style:parent-style-name="Normal">
      <style:text-properties fo:font-variant="small-cap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velope" style:page-layout-name="Mpm2"/>
    <style:master-page style:name="Index" style:page-layout-name="Mpm3"/>
    <style:master-page style:name="Artikel" style:page-layout-name="Mpm4">
      <style:header>
        <text:user-field-decls>
          <text:user-field-decl office:value-type="string" office:string-value="Tim Bourguignon" text:name="Autor"/>
          <text:user-field-decl office:value-type="string" office:string-value="Dynamisch und gefährlich?" text:name="Titel"/>
        </text:user-field-decls>
        <text:p text:style-name="Header"><text:span text:style-name="Name"><text:user-field-get text:name="Autor">Tim Bourguignon</text:user-field-get></text:span><text:span text:style-name="Name"><text:tab/></text:span><text:user-field-get text:name="Titel">Dynamisch und gefährlich?</text:user-field-get></text:p>
      </style:header>
      <style:footer>
        <text:user-field-decls>
          <text:user-field-decl office:value-type="string" office:string-value="0.1" text:name="Version"/>
        </text:user-field-decls>
        <text:p text:style-name="Footer">Version <text:user-field-get text:name="Version">0.1</text:user-field-get><text:tab/>Seite <text:page-number text:select-page="current"/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creation-date>2007-11-05T13:53:49</meta:creation-date>
    <dc:language>de-DE</dc:language>
    <meta:editing-cycles>204</meta:editing-cycles>
    <meta:editing-duration>PT23H5M30S</meta:editing-duration>
    <dc:date>2014-01-07T21:59:55.70</dc:date>
    <dc:creator>Tim Bourguignon</dc:creator>
    <meta:printed-by>Tim Bourguignon</meta:printed-by>
    <meta:print-date>2014-01-07T14:36:47.33</meta:print-date>
    <meta:document-statistic meta:table-count="0" meta:image-count="0" meta:object-count="0" meta:page-count="15" meta:paragraph-count="85" meta:word-count="1816" meta:character-count="13037" meta:non-whitespace-character-count="11252"/>
    <meta:user-defined meta:name="Info 1"/>
    <meta:user-defined meta:name="Info 2"/>
    <meta:user-defined meta:name="Info 3"/>
    <meta:user-defined meta:name="Info 4"/>
  </office:meta>
</office:document-meta>
</file>